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office:value-type="string" calcext:value-type="string">
            <text:p>File 1</text:p>
          </table:table-cell>
          <table:table-cell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log_CV0_Consis0_20191018_150226.tx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6" calcext:value-type="float">
            <text:p>0.76</text:p>
          </table:table-cell>
          <table:table-cell office:value-type="string" calcext:value-type="string">
            <text:p>log_CV1_Consis0_20191018_150558.txt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79" calcext:value-type="float">
            <text:p>0.79</text:p>
          </table:table-cell>
          <table:table-cell office:value-type="string" calcext:value-type="string">
            <text:p>log_CV2_Consis0_20191018_150718.txt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log_CV3_Consis0_20191018_150929.txt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64" calcext:value-type="float">
            <text:p>0.64</text:p>
          </table:table-cell>
          <table:table-cell office:value-type="string" calcext:value-type="string">
            <text:p>log_CV4_Consis0_20191019_092545.txt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9" calcext:value-type="float">
            <text:p>0.22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54" calcext:value-type="float">
            <text:p>0.54</text:p>
          </table:table-cell>
          <table:table-cell office:value-type="string" calcext:value-type="string">
            <text:p>log_CV5_Consis0_20191019_092632.txt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7" table:formula="of:=AVERAGE([.B3:.B8])" office:value-type="float" office:value="0.220166666666667" calcext:value-type="float">
            <text:p>0.220</text:p>
          </table:table-cell>
          <table:table-cell table:style-name="ce5" table:formula="of:=AVERAGE([.C3:.C8])" office:value-type="float" office:value="0.835" calcext:value-type="float">
            <text:p>0.835</text:p>
          </table:table-cell>
          <table:table-cell table:style-name="ce5" table:formula="of:=AVERAGE([.D3:.D8])" office:value-type="float" office:value="0.688333333333333" calcext:value-type="float">
            <text:p>0.688</text:p>
          </table:table-cell>
          <table:table-cell table:style-name="ce5" table:formula="of:=AVERAGE([.E3:.E8])" office:value-type="float" office:value="0.676666666666667" calcext:value-type="float">
            <text:p>0.67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137840487520902" calcext:value-type="float">
            <text:p>0.014</text:p>
          </table:table-cell>
          <table:table-cell table:style-name="ce5" table:formula="of:=STDEV([.D3:.D8])" office:value-type="float" office:value="0.0837655458208604" calcext:value-type="float">
            <text:p>0.084</text:p>
          </table:table-cell>
          <table:table-cell table:style-name="ce5" table:formula="of:=STDEV([.E3:.E8])" office:value-type="float" office:value="0.0922315925627801" calcext:value-type="float">
            <text:p>0.09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 <text:s/>total 35 patients, all ROIs are scaled into unformed pixel size of 49*147*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<text:s/>Window level set at 350/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 <text:s/>1s rate in the Tr means label 1s average rate in the whole volume. 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6  at 1<text:span text:style-name="T1">st</text:span> layer, the Vmodel has 48 filters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07:36:49.431048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20T07:47:55.048037523</dc:date>
    <meta:editing-duration>PT3H20M51S</meta:editing-duration>
    <meta:editing-cycles>32</meta:editing-cycles>
    <meta:document-statistic meta:table-count="1" meta:cell-count="59" meta:object-count="0"/>
  </office:meta>
</office:document-meta>
</file>